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edcoss@AyushGupta:~/Documents/Ayush/phalcon/phalcon_app_main$ sudo docker ps</text:p>
      <text:p text:style-name="Standard">[sudo] password for cedcoss: <text:s text:c="9"/></text:p>
      <text:p text:style-name="Standard">Sorry, try again.</text:p>
      <text:p text:style-name="Standard">[sudo] password for cedcoss: <text:s text:c="8"/></text:p>
      <text:p text:style-name="Standard">CONTAINER ID <text:s text:c="2"/>IMAGE <text:s text:c="24"/>COMMAND <text:s text:c="17"/>CREATED <text:s text:c="9"/>STATUS <text:s text:c="7"/>PORTS <text:s text:c="34"/>NAMES</text:p>
      <text:p text:style-name="Standard">23b57f555074 <text:s text:c="2"/>mysql:8.0.19 <text:s text:c="17"/>"docker-entrypoint.s…" <text:s text:c="2"/>52 minutes ago <text:s text:c="2"/>Up 2 months <text:s text:c="2"/>3306/tcp, 33060/tcp <text:s text:c="20"/>phalcon_app_main_mysql-server_1</text:p>
      <text:p text:style-name="Standard">41e2c7b40c07 <text:s text:c="2"/>phalcon_app_main_web-server <text:s text:c="2"/>"docker-php-entrypoi…" <text:s text:c="2"/>52 minutes ago <text:s text:c="2"/>Up 2 months <text:s text:c="2"/>0.0.0.0:8080-&gt;80/tcp, :::8080-&gt;80/tcp <text:s text:c="2"/>phalcon_app_main_web-server_1</text:p>
      <text:p text:style-name="Standard">77d240e20044 <text:s text:c="2"/>phpmyadmin/phpmyadmin:5.0.1 <text:s text:c="2"/>"/docker-entrypoint.…" <text:s text:c="2"/>52 minutes ago <text:s text:c="2"/>Up 2 months <text:s text:c="2"/>0.0.0.0:5001-&gt;80/tcp, :::5001-&gt;80/tcp <text:s text:c="2"/>phalcon_app_main_phpmyadmin_1</text:p>
      <text:p text:style-name="Standard">cedcoss@AyushGupta:~/Documents/Ayush/phalcon/phalcon_app_main$ sudo docker exec -it phalcon_app_main_web-server_1 bash</text:p>
      <text:p text:style-name="Standard">root@41e2c7b40c07:/var/www/html# vendor/bin/phpstan analyse src</text:p>
      <text:p text:style-name="Standard">Path /var/www/html/src does not exist</text:p>
      <text:p text:style-name="Standard">root@41e2c7b40c07:/var/www/html# vendor/bin/phpstan analyse app</text:p>
      <text:p text:style-name="Standard"><text:s/>8/8 [▓▓▓▓▓▓▓▓▓▓▓▓▓▓▓▓▓▓▓▓▓▓▓▓▓▓▓▓] 100%</text:p>
      <text:p text:style-name="Standard"/>
      <text:p text:style-name="Standard"/>
      <text:p text:style-name="Standard"><text:s text:c="120"/></text:p>
      <text:p text:style-name="Standard"><text:s/>[OK] No errors <text:s text:c="104"/></text:p>
      <text:p text:style-name="Standard"><text:s text:c="120"/></text:p>
      <text:p text:style-name="Standard"/>
      <text:p text:style-name="Standard">💡 Tip of the Day:</text:p>
      <text:p text:style-name="Standard">PHPStan is performing only the most basic checks.</text:p>
      <text:p text:style-name="Standard">You can pass a higher rule level through the --level option</text:p>
      <text:p text:style-name="Standard">(the default and current level is 0) to analyse code more thoroughly.</text:p>
      <text:p text:style-name="Standard"/>
      <text:p text:style-name="Standard">root@41e2c7b40c07:/var/www/html# ./vendor/bin/phpinsights analyse ./app</text:p>
      <text:p text:style-name="Standard"/>
      <text:p text:style-name="Standard"><text:s/>10/10 [▓▓▓▓▓▓▓▓▓▓▓▓▓▓▓▓▓▓▓▓▓▓▓▓▓▓▓▓] 100%</text:p>
      <text:p text:style-name="Standard"/>
      <text:p text:style-name="Standard"><text:s/>✨ Analysis Completed !</text:p>
      <text:p text:style-name="Standard"/>
      <text:p text:style-name="Standard">[2023-05-25 05:05:35] `/var/www/html/app`</text:p>
      <text:p text:style-name="Standard"/>
      <text:p text:style-name="Standard"><text:s text:c="110"/></text:p>
      <text:p text:style-name="Standard"><text:s text:c="16"/>92.0% <text:s text:c="18"/>63.3% <text:s text:c="18"/>82.4% <text:s text:c="18"/>83.1% <text:s text:c="16"/></text:p>
      <text:p text:style-name="Standard"><text:s text:c="110"/></text:p>
      <text:p text:style-name="Standard"><text:s text:c="110"/></text:p>
      <text:p text:style-name="Standard"><text:s text:c="17"/>Code <text:s text:c="16"/>Complexity <text:s text:c="12"/>Architecture <text:s text:c="14"/>Style <text:s text:c="16"/></text:p>
      <text:p text:style-name="Standard"/>
      <text:p text:style-name="Standard"/>
      <text:p text:style-name="Standard">Score scale: ◼ 1-49 ◼ 50-79 ◼ 80-100</text:p>
      <text:p text:style-name="Standard"/>
      <text:p text:style-name="Standard">[CODE] 92 pts within 62 lines</text:p>
      <text:p text:style-name="Standard"/>
      <text:p text:style-name="Standard">Comments ...................................................... 19.4 %</text:p>
      <text:p text:style-name="Standard">Classes ....................................................... 67.7 %</text:p>
      <text:p text:style-name="Standard">Functions ...................................................... 0.0 %</text:p>
      <text:p text:style-name="Standard">Globally ...................................................... 12.9 %</text:p>
      <text:p text:style-name="Standard"><text:soft-page-break/></text:p>
      <text:p text:style-name="Standard">[COMPLEXITY] 63.3 pts with average of 2.10 cyclomatic complexity</text:p>
      <text:p text:style-name="Standard"/>
      <text:p text:style-name="Standard">[ARCHITECTURE] 82.4 pts within 8 files</text:p>
      <text:p text:style-name="Standard"/>
      <text:p text:style-name="Standard">Classes ...................................................... 100.0 %</text:p>
      <text:p text:style-name="Standard">Interfaces ..................................................... 0.0 %</text:p>
      <text:p text:style-name="Standard">Globally ....................................................... 0.0 %</text:p>
      <text:p text:style-name="Standard">Traits ......................................................... 0.0 %</text:p>
      <text:p text:style-name="Standard"/>
      <text:p text:style-name="Standard">[MISC] 83.1 pts on coding style</text:p>
      <text:p text:style-name="Standard"/>
      <text:p text:style-name="Standard">• [Code] Forbidden public property:</text:p>
      <text:p text:style-name="Standard"><text:s text:c="2"/>/var/www/html/app/models/Users.php:8: Do not use public properties. Use method access instead.</text:p>
      <text:p text:style-name="Standard"><text:s text:c="2"/>/var/www/html/app/models/Users.php:9: Do not use public properties. Use method access instead.</text:p>
      <text:p text:style-name="Standard"><text:s text:c="2"/>/var/www/html/app/models/Users.php:10: Do not use public properties. Use method access instead.</text:p>
      <text:p text:style-name="Standard"><text:s text:c="2"/>+2 issues omitted</text:p>
      <text:p text:style-name="Standard"/>
      <text:p text:style-name="Standard">• [Code] Disallow empty:</text:p>
      <text:p text:style-name="Standard"><text:s text:c="2"/>/var/www/html/app/controllers/LoginController.php:18: Use of empty() is disallowed.</text:p>
      <text:p text:style-name="Standard"><text:s text:c="2"/>/var/www/html/app/controllers/LoginController.php:18: Use of empty() is disallowed.</text:p>
      <text:p text:style-name="Standard"><text:s text:c="2"/>/var/www/html/app/controllers/LoginController.php:22: Use of empty() is disallowed.</text:p>
      <text:p text:style-name="Standard"><text:s text:c="2"/>+2 issues omitted</text:p>
      <text:p text:style-name="Standard"/>
      <text:p text:style-name="Standard">• [Code] Disallow equal operators:</text:p>
      <text:p text:style-name="Standard"><text:s text:c="2"/>/var/www/html/app/controllers/LoginController.php:33: Operator == is disallowed, use === instead.</text:p>
      <text:p text:style-name="Standard"><text:s text:c="2"/>/var/www/html/app/controllers/LoginController.php:33: Operator == is disallowed, use === instead.</text:p>
      <text:p text:style-name="Standard"><text:s text:c="2"/>/var/www/html/app/controllers/SignupController.php:30: Operator == is disallowed, use === instead.</text:p>
      <text:p text:style-name="Standard"/>
      <text:p text:style-name="Standard">• [Code] Declare strict types:</text:p>
      <text:p text:style-name="Standard"><text:s text:c="2"/>/var/www/html/app/controllers/LogoutController.php:1: Missing declare(strict_types=1).</text:p>
      <text:p text:style-name="Standard"><text:s text:c="2"/>/var/www/html/app/controllers/SignupController.php:1: Missing declare(strict_types=1).</text:p>
      <text:p text:style-name="Standard"><text:s text:c="2"/>/var/www/html/app/models/Users.php:1: Missing declare(strict_types=1).</text:p>
      <text:p text:style-name="Standard"><text:s text:c="2"/>+5 issues omitted</text:p>
      <text:p text:style-name="Standard"/>
      <text:p text:style-name="Standard">• [Code] Parameter type hint:</text:p>
      <text:p text:style-name="Standard"><text:s text:c="2"/>/var/www/html/app/component/Myescaper.php:12: Method \Myescaper::sanitize() does not have parameter type hint nor @param annotation for its parameter $param.</text:p>
      <text:p text:style-name="Standard"/>
      <text:p text:style-name="Standard">• [Code] Property type hint:</text:p>
      <text:p text:style-name="Standard"><text:s text:c="2"/>/var/www/html/app/models/Users.php:8: Property \Users::$name does not have native type hint nor @var annotation for its value.</text:p>
      <text:p text:style-name="Standard"><text:s text:c="2"/>/var/www/html/app/models/Users.php:9: Property \Users::$email does not have native type hint nor @var annotation for its value.</text:p>
      <text:p text:style-name="Standard"><text:s text:c="2"/>/var/www/html/app/models/Users.php:10: Property \Users::$pswd does not have native type hint nor @var annotation for its value.</text:p>
      <text:p text:style-name="Standard"><text:s text:c="2"/>+2 issues omitted</text:p>
      <text:p text:style-name="Standard"/>
      <text:p text:style-name="Standard"><text:soft-page-break/>• [Code] Return type hint:</text:p>
      <text:p text:style-name="Standard"><text:s text:c="2"/>/var/www/html/app/controllers/LogoutController.php:8: Method \LogoutController::indexAction() does not have void return type hint.</text:p>
      <text:p text:style-name="Standard"><text:s text:c="2"/>/var/www/html/app/controllers/SignupController.php:8: Method \SignupController::IndexAction() does not have void return type hint.</text:p>
      <text:p text:style-name="Standard"><text:s text:c="2"/>/var/www/html/app/controllers/SignupController.php:12: Method \SignupController::registerAction() does not have void return type hint.</text:p>
      <text:p text:style-name="Standard"><text:s text:c="2"/>+6 issues omitted</text:p>
      <text:p text:style-name="Standard"/>
      <text:p text:style-name="Standard">• [Code] Void return:</text:p>
      <text:p text:style-name="Standard"><text:s text:c="2"/>/var/www/html/app/controllers/LoginController.php: </text:p>
      <text:p text:style-name="Standard">@@ -7,3 +7,3 @@</text:p>
      <text:p text:style-name="Standard"><text:s/>{</text:p>
      <text:p text:style-name="Standard">- <text:s text:c="3"/>public function indexAction()</text:p>
      <text:p text:style-name="Standard">+ <text:s text:c="3"/>public function indexAction(): void</text:p>
      <text:p text:style-name="Standard"><text:s text:c="5"/>{</text:p>
      <text:p text:style-name="Standard">@@ -11,3 +11,3 @@</text:p>
      <text:p text:style-name="Standard"><text:s text:c="5"/>}</text:p>
      <text:p text:style-name="Standard">- <text:s text:c="3"/>public function loginAction()</text:p>
      <text:p text:style-name="Standard">+ <text:s text:c="3"/>public function loginAction(): void</text:p>
      <text:p text:style-name="Standard"><text:s text:c="5"/>{</text:p>
      <text:p text:style-name="Standard"><text:s text:c="2"/>/var/www/html/app/controllers/LogoutController.php: </text:p>
      <text:p text:style-name="Standard">@@ -7,3 +7,3 @@</text:p>
      <text:p text:style-name="Standard"><text:s/>{</text:p>
      <text:p text:style-name="Standard">- <text:s text:c="3"/>public function indexAction()</text:p>
      <text:p text:style-name="Standard">+ <text:s text:c="3"/>public function indexAction(): void</text:p>
      <text:p text:style-name="Standard"><text:s text:c="5"/>{</text:p>
      <text:p text:style-name="Standard"><text:s text:c="2"/>/var/www/html/app/controllers/SignupController.php: </text:p>
      <text:p text:style-name="Standard">@@ -7,3 +7,3 @@</text:p>
      <text:p text:style-name="Standard"><text:s/>{</text:p>
      <text:p text:style-name="Standard">- <text:s text:c="3"/>public function IndexAction()</text:p>
      <text:p text:style-name="Standard">+ <text:s text:c="3"/>public function IndexAction(): void</text:p>
      <text:p text:style-name="Standard"><text:s text:c="5"/>{</text:p>
      <text:p text:style-name="Standard">@@ -11,3 +11,3 @@</text:p>
      <text:p text:style-name="Standard"><text:s text:c="5"/>}</text:p>
      <text:p text:style-name="Standard">- <text:s text:c="3"/>public function registerAction()</text:p>
      <text:p text:style-name="Standard">+ <text:s text:c="3"/>public function registerAction(): void</text:p>
      <text:p text:style-name="Standard"><text:s text:c="5"/>{</text:p>
      <text:p text:style-name="Standard"><text:s text:c="2"/>+2 issues omitted</text:p>
      <text:p text:style-name="Standard"/>
      <text:p text:style-name="Standard">• [Complexity] Having `classes` with more than 5 cyclomatic complexity is prohibited - Consider refactoring:</text:p>
      <text:p text:style-name="Standard"><text:s text:c="2"/>/var/www/html/app/controllers/LoginController.php: 8 cyclomatic complexity</text:p>
      <text:p text:style-name="Standard"/>
      <text:p text:style-name="Standard">• [Architecture] Normal classes are forbidden. Classes must be final or abstract:</text:p>
      <text:p text:style-name="Standard"><text:s text:c="2"/>/var/www/html/app/controllers/LogoutController.php</text:p>
      <text:p text:style-name="Standard"><text:s text:c="2"/>/var/www/html/app/controllers/SignupController.php</text:p>
      <text:p text:style-name="Standard"><text:s text:c="2"/>/var/www/html/app/models/Users.php</text:p>
      <text:p text:style-name="Standard"><text:s text:c="2"/>+5 issues omitted</text:p>
      <text:p text:style-name="Standard"/>
      <text:p text:style-name="Standard">• [Architecture] Class declaration:</text:p>
      <text:p text:style-name="Standard"><text:soft-page-break/><text:s text:c="2"/>/var/www/html/app/controllers/LogoutController.php:6: Each class must be in a namespace of at least one level (a top-level vendor name)</text:p>
      <text:p text:style-name="Standard"><text:s text:c="2"/>/var/www/html/app/controllers/SignupController.php:6: Each class must be in a namespace of at least one level (a top-level vendor name)</text:p>
      <text:p text:style-name="Standard"><text:s text:c="2"/>/var/www/html/app/models/Users.php:5: Each class must be in a namespace of at least one level (a top-level vendor name)</text:p>
      <text:p text:style-name="Standard"><text:s text:c="2"/>+4 issues omitted</text:p>
      <text:p text:style-name="Standard"/>
      <text:p text:style-name="Standard">• [Architecture] Function length:</text:p>
      <text:p text:style-name="Standard"><text:s text:c="2"/>/var/www/html/app/controllers/LoginController.php:12: Your function is too long. Currently using 28 lines. Can be up to 20 lines.</text:p>
      <text:p text:style-name="Standard"><text:s text:c="2"/>/var/www/html/app/controllers/SignupController.php:12: Your function is too long. Currently using 32 lines. Can be up to 20 lines.</text:p>
      <text:p text:style-name="Standard"/>
      <text:p text:style-name="Standard">• [Style] Line endings:</text:p>
      <text:p text:style-name="Standard"><text:s text:c="2"/>/var/www/html/app/controllers/IndexController.php:1: End of line character is invalid; expected "\n" but found "\r\n"</text:p>
      <text:p text:style-name="Standard"><text:s text:c="2"/>/var/www/html/app/models/Users.php:1: End of line character is invalid; expected "\n" but found "\r\n"</text:p>
      <text:p text:style-name="Standard"/>
      <text:p text:style-name="Standard">• [Style] Function closing brace:</text:p>
      <text:p text:style-name="Standard"><text:s text:c="2"/>/var/www/html/app/controllers/IndexController.php:11: Function closing brace must go on the next line following the body; found 1 blank lines before brace</text:p>
      <text:p text:style-name="Standard"/>
      <text:p text:style-name="Standard">• [Style] Disallow long array syntax:</text:p>
      <text:p text:style-name="Standard"><text:s text:c="2"/>/var/www/html/app/controllers/LoginController.php:32: Short array syntax must be used to define arrays</text:p>
      <text:p text:style-name="Standard"><text:s text:c="2"/>/var/www/html/app/controllers/LoginController.php:32: Short array syntax must be used to define arrays</text:p>
      <text:p text:style-name="Standard"/>
      <text:p text:style-name="Standard">• [Style] Line length:</text:p>
      <text:p text:style-name="Standard"><text:s text:c="2"/>/var/www/html/app/controllers/SignupController.php:35: Line exceeds maximum limit of 100 characters; contains 106 characters</text:p>
      <text:p text:style-name="Standard"><text:s text:c="2"/>/var/www/html/app/controllers/SignupController.php:36: Line exceeds maximum limit of 100 characters; contains 104 characters</text:p>
      <text:p text:style-name="Standard"><text:s text:c="2"/>/var/www/html/app/controllers/SignupController.php:43: Line exceeds maximum limit of 100 characters; contains 120 characters</text:p>
      <text:p text:style-name="Standard"><text:s text:c="2"/>+7 issues omitted</text:p>
      <text:p text:style-name="Standard"/>
      <text:p text:style-name="Standard">• [Style] Space after not:</text:p>
      <text:p text:style-name="Standard"><text:s text:c="2"/>/var/www/html/app/controllers/DashbordController.php:9: Expected 1 space(s) after NOT operator; 0 found</text:p>
      <text:p text:style-name="Standard"/>
      <text:p text:style-name="Standard">• [Style] Trailing array comma:</text:p>
      <text:p text:style-name="Standard"><text:s text:c="2"/>/var/www/html/app/controllers/SignupController.php:19: Multi-line arrays must have a trailing comma after the last element.</text:p>
      <text:p text:style-name="Standard"/>
      <text:p text:style-name="Standard">• [Style] Camel caps method name:</text:p>
      <text:p text:style-name="Standard"><text:s text:c="2"/>/var/www/html/app/controllers/SignupController.php:8: Method name "SignupController::IndexAction" is not in camel caps format</text:p>
      <text:p text:style-name="Standard"/>
      <text:p text:style-name="Standard">• [Style] Namespace spacing:</text:p>
      <text:p text:style-name="Standard"><text:soft-page-break/><text:s text:c="2"/>/var/www/html/app/assets/Date.php:3: Expected 1 line before namespace statement, found 0.</text:p>
      <text:p text:style-name="Standard"/>
      <text:p text:style-name="Standard">• [Style] Use spacing:</text:p>
      <text:p text:style-name="Standard"><text:s text:c="2"/>/var/www/html/app/component/Myescaper.php:3: Expected 1 line before first use statement, found 0.</text:p>
      <text:p text:style-name="Standard"><text:s text:c="2"/>/var/www/html/app/controllers/DashbordController.php:2: Expected 1 line before first use statement, found 0.</text:p>
      <text:p text:style-name="Standard"/>
      <text:p text:style-name="Standard">• [Style] Superfluous whitespace:</text:p>
      <text:p text:style-name="Standard"><text:s text:c="2"/>/var/www/html/app/controllers/IndexController.php:10: Whitespace found at end of line</text:p>
      <text:p text:style-name="Standard"/>
      <text:p text:style-name="Standard">• [Style] Braces:</text:p>
      <text:p text:style-name="Standard"><text:s text:c="2"/>/var/www/html/app/controllers/IndexController.php: </text:p>
      <text:p text:style-name="Standard">@@ -1 +1 @@</text:p>
      <text:p text:style-name="Standard"><text:s/>&lt;?php</text:p>
      <text:p text:style-name="Standard">@@ -4,9 +4,8 @@</text:p>
      <text:p text:style-name="Standard"><text:s/></text:p>
      <text:p text:style-name="Standard">-class IndexController extends Controller</text:p>
      <text:p text:style-name="Standard">-{</text:p>
      <text:p text:style-name="Standard">- <text:s text:c="3"/>public function indexAction()</text:p>
      <text:p text:style-name="Standard">- <text:s text:c="3"/>{</text:p>
      <text:p text:style-name="Standard">- <text:s text:c="7"/>//redirect to view</text:p>
      <text:p text:style-name="Standard">- <text:s text:c="7"/></text:p>
      <text:p text:style-name="Standard">- <text:s text:c="3"/>}</text:p>
      <text:p text:style-name="Standard">+class IndexController extends Controller</text:p>
      <text:p text:style-name="Standard">+{</text:p>
      <text:p text:style-name="Standard">+ <text:s text:c="3"/>public function indexAction()</text:p>
      <text:p text:style-name="Standard">+ <text:s text:c="3"/>{</text:p>
      <text:p text:style-name="Standard">+ <text:s text:c="7"/>//redirect to view</text:p>
      <text:p text:style-name="Standard">+ <text:s text:c="3"/>}</text:p>
      <text:p text:style-name="Standard"><text:s/>}</text:p>
      <text:p text:style-name="Standard"><text:s text:c="2"/>/var/www/html/app/models/Users.php: </text:p>
      <text:p text:style-name="Standard">@@ -1 +1 @@</text:p>
      <text:p text:style-name="Standard"><text:s/>&lt;?php</text:p>
      <text:p text:style-name="Standard">@@ -4,4 +4,4 @@</text:p>
      <text:p text:style-name="Standard"><text:s/></text:p>
      <text:p text:style-name="Standard">-class Users extends Model</text:p>
      <text:p text:style-name="Standard">-{</text:p>
      <text:p text:style-name="Standard">+class Users extends Model</text:p>
      <text:p text:style-name="Standard">+{</text:p>
      <text:p text:style-name="Standard"><text:s text:c="5"/>public $id;</text:p>
      <text:p text:style-name="Standard">@@ -9,3 +9,3 @@</text:p>
      <text:p text:style-name="Standard"><text:s text:c="5"/>public $email;</text:p>
      <text:p text:style-name="Standard">- <text:s text:c="3"/>public $pswd;</text:p>
      <text:p text:style-name="Standard">+ <text:s text:c="3"/>public $pswd;</text:p>
      <text:p text:style-name="Standard"><text:s/>}</text:p>
      <text:p text:style-name="Standard"/>
      <text:p text:style-name="Standard">• [Style] Single blank line at eof:</text:p>
      <text:p text:style-name="Standard"><text:s text:c="2"/>/var/www/html/app/controllers/IndexController.php: </text:p>
      <text:p text:style-name="Standard">@@ -1 +1 @@</text:p>
      <text:p text:style-name="Standard"><text:s/>&lt;?php</text:p>
      <text:p text:style-name="Standard">@@ -11,2 +11,2 @@</text:p>
      <text:p text:style-name="Standard"><text:soft-page-break/><text:s text:c="5"/>}</text:p>
      <text:p text:style-name="Standard">-}</text:p>
      <text:p text:style-name="Standard">+}</text:p>
      <text:p text:style-name="Standard"><text:s text:c="2"/>/var/www/html/app/models/Users.php: </text:p>
      <text:p text:style-name="Standard">@@ -1 +1 @@</text:p>
      <text:p text:style-name="Standard"><text:s/>&lt;?php</text:p>
      <text:p text:style-name="Standard">@@ -10,2 +10,2 @@</text:p>
      <text:p text:style-name="Standard"><text:s text:c="5"/>public $pswd;</text:p>
      <text:p text:style-name="Standard">-}</text:p>
      <text:p text:style-name="Standard">+}</text:p>
      <text:p text:style-name="Standard"/>
      <text:p text:style-name="Standard">• [Style] No whitespace in blank line:</text:p>
      <text:p text:style-name="Standard"><text:s text:c="2"/>/var/www/html/app/controllers/IndexController.php: </text:p>
      <text:p text:style-name="Standard">@@ -1 +1 @@</text:p>
      <text:p text:style-name="Standard"><text:s/>&lt;?php</text:p>
      <text:p text:style-name="Standard">@@ -1,5 +1,5 @@</text:p>
      <text:p text:style-name="Standard"><text:s/>&lt;?php</text:p>
      <text:p text:style-name="Standard">-</text:p>
      <text:p text:style-name="Standard">-use Phalcon\Mvc\Controller;</text:p>
      <text:p text:style-name="Standard">-</text:p>
      <text:p text:style-name="Standard">+</text:p>
      <text:p text:style-name="Standard">+use Phalcon\Mvc\Controller;</text:p>
      <text:p text:style-name="Standard">+</text:p>
      <text:p text:style-name="Standard"><text:s/>class IndexController extends Controller</text:p>
      <text:p text:style-name="Standard">@@ -8,4 +8,4 @@</text:p>
      <text:p text:style-name="Standard"><text:s text:c="5"/>{</text:p>
      <text:p text:style-name="Standard">- <text:s text:c="7"/>//redirect to view</text:p>
      <text:p text:style-name="Standard">- <text:s text:c="7"/></text:p>
      <text:p text:style-name="Standard">+ <text:s text:c="7"/>//redirect to view</text:p>
      <text:p text:style-name="Standard">+</text:p>
      <text:p text:style-name="Standard"><text:s text:c="5"/>}</text:p>
      <text:p text:style-name="Standard">@@ -11,2 +11,2 @@</text:p>
      <text:p text:style-name="Standard"><text:s text:c="5"/>}</text:p>
      <text:p text:style-name="Standard">-}</text:p>
      <text:p text:style-name="Standard">+}</text:p>
      <text:p text:style-name="Standard"><text:s text:c="2"/>/var/www/html/app/models/Users.php: </text:p>
      <text:p text:style-name="Standard">@@ -1 +1 @@</text:p>
      <text:p text:style-name="Standard"><text:s/>&lt;?php</text:p>
      <text:p text:style-name="Standard">@@ -1,5 +1,5 @@</text:p>
      <text:p text:style-name="Standard"><text:s/>&lt;?php</text:p>
      <text:p text:style-name="Standard">-</text:p>
      <text:p text:style-name="Standard">-use Phalcon\Mvc\Model;</text:p>
      <text:p text:style-name="Standard">-</text:p>
      <text:p text:style-name="Standard">+</text:p>
      <text:p text:style-name="Standard">+use Phalcon\Mvc\Model;</text:p>
      <text:p text:style-name="Standard">+</text:p>
      <text:p text:style-name="Standard"><text:s/>class Users extends Model</text:p>
      <text:p text:style-name="Standard">@@ -10,2 +10,2 @@</text:p>
      <text:p text:style-name="Standard"><text:s text:c="5"/>public $pswd;</text:p>
      <text:p text:style-name="Standard">-}</text:p>
      <text:p text:style-name="Standard">+}</text:p>
      <text:p text:style-name="Standard"/>
      <text:p text:style-name="Standard"><text:soft-page-break/>• [Style] Single quote:</text:p>
      <text:p text:style-name="Standard"><text:s text:c="2"/>/var/www/html/app/controllers/LoginController.php: </text:p>
      <text:p text:style-name="Standard">@@ -20,3 +20,3 @@</text:p>
      <text:p text:style-name="Standard"><text:s text:c="21"/>-&gt;excludeAdapters(['signup'])</text:p>
      <text:p text:style-name="Standard">- <text:s text:c="19"/>-&gt;info("email is empty and password is empty");</text:p>
      <text:p text:style-name="Standard">+ <text:s text:c="19"/>-&gt;info('email is empty and password is empty');</text:p>
      <text:p text:style-name="Standard"><text:s text:c="13"/>} elseif (empty($data['email'])) {</text:p>
      <text:p text:style-name="Standard">@@ -24,3 +24,3 @@</text:p>
      <text:p text:style-name="Standard"><text:s text:c="21"/>-&gt;excludeAdapters(['signup'])</text:p>
      <text:p text:style-name="Standard">- <text:s text:c="19"/>-&gt;info("email is empty ");</text:p>
      <text:p text:style-name="Standard">+ <text:s text:c="19"/>-&gt;info('email is empty ');</text:p>
      <text:p text:style-name="Standard"><text:s text:c="13"/>} else {</text:p>
      <text:p text:style-name="Standard">@@ -28,3 +28,3 @@</text:p>
      <text:p text:style-name="Standard"><text:s text:c="21"/>-&gt;excludeAdapters(['signup'])</text:p>
      <text:p text:style-name="Standard">- <text:s text:c="19"/>-&gt;info("password is empty ");</text:p>
      <text:p text:style-name="Standard">+ <text:s text:c="19"/>-&gt;info('password is empty ');</text:p>
      <text:p text:style-name="Standard"><text:s text:c="13"/>}</text:p>
      <text:p text:style-name="Standard">@@ -31,3 +31,3 @@</text:p>
      <text:p text:style-name="Standard"><text:s text:c="9"/>} else {</text:p>
      <text:p text:style-name="Standard">- <text:s text:c="11"/>$result = Users::findFirst(array("email=?0 and pswd=?1 ", "bind" =&gt; array($data['email'], $data['pswd'])));</text:p>
      <text:p text:style-name="Standard">+ <text:s text:c="11"/>$result = Users::findFirst(array('email=?0 and pswd=?1 ', 'bind' =&gt; array($data['email'], $data['pswd'])));</text:p>
      <text:p text:style-name="Standard"><text:s text:c="13"/>if ($data['pswd'] == $result-&gt;pswd &amp;&amp; $data['email'] == $result-&gt;email) {</text:p>
      <text:p text:style-name="Standard">@@ -33,3 +33,3 @@</text:p>
      <text:p text:style-name="Standard"><text:s text:c="13"/>if ($data['pswd'] == $result-&gt;pswd &amp;&amp; $data['email'] == $result-&gt;email) {</text:p>
      <text:p text:style-name="Standard">- <text:s text:c="15"/>$this-&gt;cookies-&gt;set("isLogin", true, time() + 86400);</text:p>
      <text:p text:style-name="Standard">+ <text:s text:c="15"/>$this-&gt;cookies-&gt;set('isLogin', true, time() + 86400);</text:p>
      <text:p text:style-name="Standard"><text:s text:c="17"/>$this-&gt;view-&gt;msg = 1;</text:p>
      <text:p text:style-name="Standard">@@ -38,3 +38,3 @@</text:p>
      <text:p text:style-name="Standard"><text:s text:c="21"/>-&gt;excludeAdapters(['signup'])</text:p>
      <text:p text:style-name="Standard">- <text:s text:c="19"/>-&gt;info("Wrong emailid or password");</text:p>
      <text:p text:style-name="Standard">+ <text:s text:c="19"/>-&gt;info('Wrong emailid or password');</text:p>
      <text:p text:style-name="Standard"><text:s text:c="13"/>}</text:p>
      <text:p text:style-name="Standard"><text:s text:c="2"/>/var/www/html/app/controllers/LogoutController.php: </text:p>
      <text:p text:style-name="Standard">@@ -9,6 +9,6 @@</text:p>
      <text:p text:style-name="Standard"><text:s text:c="5"/>{</text:p>
      <text:p text:style-name="Standard">- <text:s text:c="7"/>if ($this-&gt;cookies-&gt;get("isLogin")) {</text:p>
      <text:p text:style-name="Standard">- <text:s text:c="11"/>$this-&gt;cookies-&gt;set("user_email", $this-&gt;session-&gt;get('user_email'), time() - 15 * 86400);</text:p>
      <text:p text:style-name="Standard">- <text:s text:c="11"/>$this-&gt;cookies-&gt;set("user_pswd", $this-&gt;session-&gt;get('user_pswd'), time() - 15 * 86400);</text:p>
      <text:p text:style-name="Standard">- <text:s text:c="11"/>$this-&gt;cookies-&gt;set("isLogin", false, time() - 15 * 86400);</text:p>
      <text:p text:style-name="Standard">+ <text:s text:c="7"/>if ($this-&gt;cookies-&gt;get('isLogin')) {</text:p>
      <text:p text:style-name="Standard">+ <text:s text:c="11"/>$this-&gt;cookies-&gt;set('user_email', $this-&gt;session-&gt;get('user_email'), time() - 15 * 86400);</text:p>
      <text:p text:style-name="Standard">+ <text:s text:c="11"/>$this-&gt;cookies-&gt;set('user_pswd', $this-&gt;session-&gt;get('user_pswd'), time() - 15 * 86400);</text:p>
      <text:p text:style-name="Standard">+ <text:s text:c="11"/>$this-&gt;cookies-&gt;set('isLogin', false, time() - 15 * 86400);</text:p>
      <text:p text:style-name="Standard"><text:s text:c="13"/>$this-&gt;session-&gt;destroy();</text:p>
      <text:p text:style-name="Standard">@@ -15,3 +15,3 @@</text:p>
      <text:p text:style-name="Standard"><text:s text:c="9"/>}</text:p>
      <text:p text:style-name="Standard">- <text:s text:c="7"/>$this-&gt;response-&gt;redirect("index");</text:p>
      <text:p text:style-name="Standard">+ <text:s text:c="7"/>$this-&gt;response-&gt;redirect('index');</text:p>
      <text:p text:style-name="Standard"><text:s text:c="5"/>}</text:p>
      <text:p text:style-name="Standard"><text:s text:c="2"/>/var/www/html/app/controllers/SignupController.php: </text:p>
      <text:p text:style-name="Standard"><text:soft-page-break/>@@ -27,5 +27,5 @@</text:p>
      <text:p text:style-name="Standard"><text:s text:c="13"/>// setting the session</text:p>
      <text:p text:style-name="Standard">- <text:s text:c="11"/>$this-&gt;session-&gt;set("user_email", $user-&gt;email);</text:p>
      <text:p text:style-name="Standard">- <text:s text:c="11"/>$this-&gt;session-&gt;set("user_pswd", $user-&gt;pswd);</text:p>
      <text:p text:style-name="Standard">- <text:s text:c="11"/>if ($this-&gt;request-&gt;getPost('rememberMe') == "on") {</text:p>
      <text:p text:style-name="Standard">+ <text:s text:c="11"/>$this-&gt;session-&gt;set('user_email', $user-&gt;email);</text:p>
      <text:p text:style-name="Standard">+ <text:s text:c="11"/>$this-&gt;session-&gt;set('user_pswd', $user-&gt;pswd);</text:p>
      <text:p text:style-name="Standard">+ <text:s text:c="11"/>if ($this-&gt;request-&gt;getPost('rememberMe') == 'on') {</text:p>
      <text:p text:style-name="Standard"><text:s text:c="17"/>// setting cookies</text:p>
      <text:p text:style-name="Standard">@@ -31,4 +31,4 @@</text:p>
      <text:p text:style-name="Standard"><text:s text:c="17"/>// setting cookies</text:p>
      <text:p text:style-name="Standard">- <text:s text:c="15"/>$this-&gt;cookies-&gt;set("user_email", $this-&gt;session-&gt;get('user_email'), time() + 15 * 86400);</text:p>
      <text:p text:style-name="Standard">- <text:s text:c="15"/>$this-&gt;cookies-&gt;set("user_pswd", $this-&gt;session-&gt;get('user_pswd'), time() + 15 * 86400);</text:p>
      <text:p text:style-name="Standard">+ <text:s text:c="15"/>$this-&gt;cookies-&gt;set('user_email', $this-&gt;session-&gt;get('user_email'), time() + 15 * 86400);</text:p>
      <text:p text:style-name="Standard">+ <text:s text:c="15"/>$this-&gt;cookies-&gt;set('user_pswd', $this-&gt;session-&gt;get('user_pswd'), time() + 15 * 86400);</text:p>
      <text:p text:style-name="Standard"><text:s text:c="13"/>} else {</text:p>
      <text:p text:style-name="Standard">@@ -34,4 +34,4 @@</text:p>
      <text:p text:style-name="Standard"><text:s text:c="13"/>} else {</text:p>
      <text:p text:style-name="Standard">- <text:s text:c="15"/>$this-&gt;cookies-&gt;set("user_email", $this-&gt;session-&gt;get('user_email'), time() - 15 * 86400);</text:p>
      <text:p text:style-name="Standard">- <text:s text:c="15"/>$this-&gt;cookies-&gt;set("user_pswd", $this-&gt;session-&gt;get('user_pswd'), time() - 15 * 86400);</text:p>
      <text:p text:style-name="Standard">+ <text:s text:c="15"/>$this-&gt;cookies-&gt;set('user_email', $this-&gt;session-&gt;get('user_email'), time() - 15 * 86400);</text:p>
      <text:p text:style-name="Standard">+ <text:s text:c="15"/>$this-&gt;cookies-&gt;set('user_pswd', $this-&gt;session-&gt;get('user_pswd'), time() - 15 * 86400);</text:p>
      <text:p text:style-name="Standard"><text:s text:c="13"/>}</text:p>
      <text:p text:style-name="Standard">@@ -41,4 +41,4 @@</text:p>
      <text:p text:style-name="Standard"><text:s text:c="17"/>-&gt;excludeAdapters(['login'])</text:p>
      <text:p text:style-name="Standard">- <text:s text:c="15"/>-&gt;info(implode("&lt;br&gt;", $user-&gt;getMessages()));</text:p>
      <text:p text:style-name="Standard">- <text:s text:c="11"/>$fullMsg = "Not Register succesfully due to following reason: &lt;br&gt;" . implode("&lt;br&gt;", $user-&gt;getMessages());</text:p>
      <text:p text:style-name="Standard">+ <text:s text:c="15"/>-&gt;info(implode('&lt;br&gt;', $user-&gt;getMessages()));</text:p>
      <text:p text:style-name="Standard">+ <text:s text:c="11"/>$fullMsg = 'Not Register succesfully due to following reason: &lt;br&gt;' . implode('&lt;br&gt;', $user-&gt;getMessages());</text:p>
      <text:p text:style-name="Standard"><text:s text:c="13"/>$this-&gt;view-&gt;message = false;</text:p>
      <text:p text:style-name="Standard"><text:s text:c="2"/>+2 issues omitted</text:p>
      <text:p text:style-name="Standard"/>
      <text:p text:style-name="Standard"><text:s text:c="2"/>- Star or contribute to PHP Insights:</text:p>
      <text:p text:style-name="Standard"><text:s text:c="4"/>https://github.com/nunomaduro/phpinsights</text:p>
      <text:p text:style-name="Standard"><text:s text:c="2"/>- Sponsor the maintainers:</text:p>
      <text:p text:style-name="Standard"><text:s text:c="4"/>https://github.com/sponsors/nunomaduro</text:p>
      <text:p text:style-name="Standard">root@41e2c7b40c07:/var/www/html# '</text:p>
      <text:p text:style-name="Standard">&gt; </text:p>
      <text:p text:style-name="Standard">&gt; ^C</text:p>
      <text:p text:style-name="Standard">root@41e2c7b40c07:/var/www/html# php phploc.phar &lt;path-to-app-folder&gt; --log-xml build/logs/phploc.xml</text:p>
      <text:p text:style-name="Standard">bash: path-to-app-folder: No such file or directory</text:p>
      <text:p text:style-name="Standard">root@41e2c7b40c07:/var/www/html# php phploc.phar app <text:s/>--log-xml app/logs/phploc.xml</text:p>
      <text:p text:style-name="Standard"><text:soft-page-break/>phploc 7.0.2 by Sebastian Bergmann.</text:p>
      <text:p text:style-name="Standard"/>
      <text:p text:style-name="Standard">Directories <text:s text:c="41"/>3</text:p>
      <text:p text:style-name="Standard">Files <text:s text:c="47"/>8</text:p>
      <text:p text:style-name="Standard"/>
      <text:p text:style-name="Standard">Size</text:p>
      <text:p text:style-name="Standard"><text:s text:c="2"/>Lines of Code (LOC) <text:s text:c="29"/>174</text:p>
      <text:p text:style-name="Standard"><text:s text:c="2"/>Comment Lines of Code (CLOC) <text:s text:c="21"/>12 (6.90%)</text:p>
      <text:p text:style-name="Standard"><text:s text:c="2"/>Non-Comment Lines of Code (NCLOC) <text:s text:c="15"/>162 (93.10%)</text:p>
      <text:p text:style-name="Standard"><text:s text:c="2"/>Logical Lines of Code (LLOC) <text:s text:c="21"/>42 (24.14%)</text:p>
      <text:p text:style-name="Standard"><text:s text:c="4"/>Classes <text:s text:c="40"/>42 (100.00%)</text:p>
      <text:p text:style-name="Standard"><text:s text:c="6"/>Average Class Length <text:s text:c="26"/>5</text:p>
      <text:p text:style-name="Standard"><text:s text:c="8"/>Minimum Class Length <text:s text:c="24"/>0</text:p>
      <text:p text:style-name="Standard"><text:s text:c="8"/>Maximum Class Length <text:s text:c="23"/>17</text:p>
      <text:p text:style-name="Standard"><text:s text:c="6"/>Average Method Length <text:s text:c="25"/>3</text:p>
      <text:p text:style-name="Standard"><text:s text:c="8"/>Minimum Method Length <text:s text:c="23"/>0</text:p>
      <text:p text:style-name="Standard"><text:s text:c="8"/>Maximum Method Length <text:s text:c="22"/>17</text:p>
      <text:p text:style-name="Standard"><text:s text:c="6"/>Average Methods Per Class <text:s text:c="21"/>1</text:p>
      <text:p text:style-name="Standard"><text:s text:c="8"/>Minimum Methods Per Class <text:s text:c="19"/>0</text:p>
      <text:p text:style-name="Standard"><text:s text:c="8"/>Maximum Methods Per Class <text:s text:c="19"/>2</text:p>
      <text:p text:style-name="Standard"><text:s text:c="4"/>Functions <text:s text:c="39"/>0 (0.00%)</text:p>
      <text:p text:style-name="Standard"><text:s text:c="6"/>Average Function Length <text:s text:c="23"/>0</text:p>
      <text:p text:style-name="Standard"><text:s text:c="4"/>Not in classes or functions <text:s text:c="21"/>0 (0.00%)</text:p>
      <text:p text:style-name="Standard"/>
      <text:p text:style-name="Standard">Cyclomatic Complexity</text:p>
      <text:p text:style-name="Standard"><text:s text:c="2"/>Average Complexity per LLOC <text:s text:c="20"/>0.26</text:p>
      <text:p text:style-name="Standard"><text:s text:c="2"/>Average Complexity per Class <text:s text:c="19"/>2.38</text:p>
      <text:p text:style-name="Standard"><text:s text:c="4"/>Minimum Class Complexity <text:s text:c="21"/>1.00</text:p>
      <text:p text:style-name="Standard"><text:s text:c="4"/>Maximum Class Complexity <text:s text:c="21"/>8.00</text:p>
      <text:p text:style-name="Standard"><text:s text:c="2"/>Average Complexity per Method <text:s text:c="18"/>2.10</text:p>
      <text:p text:style-name="Standard"><text:s text:c="4"/>Minimum Method Complexity <text:s text:c="20"/>1.00</text:p>
      <text:p text:style-name="Standard"><text:s text:c="4"/>Maximum Method Complexity <text:s text:c="20"/>8.00</text:p>
      <text:p text:style-name="Standard"/>
      <text:p text:style-name="Standard">Dependencies</text:p>
      <text:p text:style-name="Standard"><text:s text:c="2"/>Global Accesses <text:s text:c="35"/>0</text:p>
      <text:p text:style-name="Standard"><text:s text:c="4"/>Global Constants <text:s text:c="32"/>0 (0.00%)</text:p>
      <text:p text:style-name="Standard"><text:s text:c="4"/>Global Variables <text:s text:c="32"/>0 (0.00%)</text:p>
      <text:p text:style-name="Standard"><text:s text:c="4"/>Super-Global Variables <text:s text:c="26"/>0 (0.00%)</text:p>
      <text:p text:style-name="Standard"><text:s text:c="2"/>Attribute Accesses <text:s text:c="31"/>49</text:p>
      <text:p text:style-name="Standard"><text:s text:c="4"/>Non-Static <text:s text:c="37"/>49 (100.00%)</text:p>
      <text:p text:style-name="Standard"><text:s text:c="4"/>Static <text:s text:c="42"/>0 (0.00%)</text:p>
      <text:p text:style-name="Standard"><text:s text:c="2"/>Method Calls <text:s text:c="37"/>45</text:p>
      <text:p text:style-name="Standard"><text:s text:c="4"/>Non-Static <text:s text:c="37"/>44 (97.78%)</text:p>
      <text:p text:style-name="Standard"><text:s text:c="4"/>Static <text:s text:c="42"/>1 (2.22%)</text:p>
      <text:p text:style-name="Standard"/>
      <text:p text:style-name="Standard">Structure</text:p>
      <text:p text:style-name="Standard"><text:s text:c="2"/>Namespaces <text:s text:c="40"/>1</text:p>
      <text:p text:style-name="Standard"><text:s text:c="2"/>Interfaces <text:s text:c="40"/>0</text:p>
      <text:p text:style-name="Standard"><text:s text:c="2"/>Traits <text:s text:c="44"/>0</text:p>
      <text:p text:style-name="Standard"><text:s text:c="2"/>Classes <text:s text:c="43"/>8</text:p>
      <text:p text:style-name="Standard"><text:s text:c="4"/>Abstract Classes <text:s text:c="32"/>0 (0.00%)</text:p>
      <text:p text:style-name="Standard"><text:s text:c="4"/>Concrete Classes <text:s text:c="32"/>8 (100.00%)</text:p>
      <text:p text:style-name="Standard"><text:soft-page-break/><text:s text:c="6"/>Final Classes <text:s text:c="33"/>0 (0.00%)</text:p>
      <text:p text:style-name="Standard"><text:s text:c="6"/>Non-Final Classes <text:s text:c="29"/>8 (100.00%)</text:p>
      <text:p text:style-name="Standard"><text:s text:c="2"/>Methods <text:s text:c="42"/>10</text:p>
      <text:p text:style-name="Standard"><text:s text:c="4"/>Scope</text:p>
      <text:p text:style-name="Standard"><text:s text:c="6"/>Non-Static Methods <text:s text:c="27"/>10 (100.00%)</text:p>
      <text:p text:style-name="Standard"><text:s text:c="6"/>Static Methods <text:s text:c="32"/>0 (0.00%)</text:p>
      <text:p text:style-name="Standard"><text:s text:c="4"/>Visibility</text:p>
      <text:p text:style-name="Standard"><text:s text:c="6"/>Public Methods <text:s text:c="31"/>10 (100.00%)</text:p>
      <text:p text:style-name="Standard"><text:s text:c="6"/>Protected Methods <text:s text:c="29"/>0 (0.00%)</text:p>
      <text:p text:style-name="Standard"><text:s text:c="6"/>Private Methods <text:s text:c="31"/>0 (0.00%)</text:p>
      <text:p text:style-name="Standard"><text:s text:c="2"/>Functions <text:s text:c="41"/>0</text:p>
      <text:p text:style-name="Standard"><text:s text:c="4"/>Named Functions <text:s text:c="33"/>0 (0.00%)</text:p>
      <text:p text:style-name="Standard"><text:s text:c="4"/>Anonymous Functions <text:s text:c="29"/>0 (0.00%)</text:p>
      <text:p text:style-name="Standard"><text:s text:c="2"/>Constants <text:s text:c="41"/>0</text:p>
      <text:p text:style-name="Standard"><text:s text:c="4"/>Global Constants <text:s text:c="32"/>0 (0.00%)</text:p>
      <text:p text:style-name="Standard"><text:s text:c="4"/>Class Constants <text:s text:c="33"/>0 (0.00%)</text:p>
      <text:p text:style-name="Standard"><text:s text:c="6"/>Public Constants <text:s text:c="30"/>0 (0.00%)</text:p>
      <text:p text:style-name="Standard"><text:s text:c="6"/>Non-Public Constants <text:s text:c="26"/>0 (0.00%)</text:p>
      <text:p text:style-name="Standard">root@41e2c7b40c07:/var/www/html# php phpcpd.phar app</text:p>
      <text:p text:style-name="Standard">phpcpd 6.0.3 by Sebastian Bergmann.</text:p>
      <text:p text:style-name="Standard"/>
      <text:p text:style-name="Standard">No clones found.</text:p>
      <text:p text:style-name="Standard"/>
      <text:p text:style-name="Standard">Time: 00:00, Memory: 2.00 MB</text:p>
      <text:p text:style-name="Standard">root@41e2c7b40c07:/var/www/html#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5T10:31:59.810394651</meta:creation-date>
    <dc:date>2023-05-25T10:37:28.631470430</dc:date>
    <meta:editing-duration>P0D</meta:editing-duration>
    <meta:editing-cycles>1</meta:editing-cycles>
    <meta:document-statistic meta:table-count="0" meta:image-count="0" meta:object-count="0" meta:page-count="10" meta:paragraph-count="395" meta:word-count="1738" meta:character-count="19185" meta:non-whitespace-character-count="13609"/>
    <meta:generator>LibreOffice/6.4.7.2$Linux_X86_64 LibreOffice_project/40$Build-2</meta:generator>
  </office:meta>
</office:document-meta>
</file>